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cm" svg:y1="2.7cm" svg:x2="3.2cm" svg:y2="2.7cm">
          <text:p/>
        </draw:line>
        <draw:frame draw:style-name="gr2" draw:text-style-name="P2" draw:layer="layout" svg:width="1.658cm" svg:height="0.725cm" svg:x="-1.7cm" svg:y="2.275cm">
          <draw:text-box>
            <text:p><text:span text:style-name="T1">OP_D</text:span></text:p>
          </draw:text-box>
        </draw:frame>
        <draw:frame draw:style-name="gr2" draw:text-style-name="P2" draw:layer="layout" svg:width="1.637cm" svg:height="0.725cm" svg:x="-1.7cm" svg:y="3.875cm">
          <draw:text-box>
            <text:p><text:span text:style-name="T1">OP_S</text:span></text:p>
          </draw:text-box>
        </draw:frame>
        <draw:frame draw:style-name="gr2" draw:text-style-name="P2" draw:layer="layout" svg:width="1.963cm" svg:height="0.725cm" svg:x="-2cm" svg:y="5.5cm">
          <draw:text-box>
            <text:p><text:span text:style-name="T1">OP_DC</text:span></text:p>
          </draw:text-box>
        </draw:frame>
        <draw:frame draw:style-name="gr2" draw:text-style-name="P2" draw:layer="layout" svg:width="1.941cm" svg:height="0.725cm" svg:x="-1.941cm" svg:y="6.875cm">
          <draw:text-box>
            <text:p><text:span text:style-name="T1">OP_SC</text:span></text:p>
          </draw:text-box>
        </draw:frame>
        <draw:frame draw:style-name="gr2" draw:text-style-name="P2" draw:layer="layout" svg:width="1.493cm" svg:height="0.725cm" svg:x="-1.5cm" svg:y="8.5cm">
          <draw:text-box>
            <text:p><text:span text:style-name="T1">IO_D</text:span></text:p>
          </draw:text-box>
        </draw:frame>
        <draw:frame draw:style-name="gr2" draw:text-style-name="P2" draw:layer="layout" svg:width="1.471cm" svg:height="0.725cm" svg:x="-1.5cm" svg:y="9.775cm">
          <draw:text-box>
            <text:p><text:span text:style-name="T1">IO_S</text:span></text:p>
          </draw:text-box>
        </draw:frame>
        <draw:frame draw:style-name="gr2" draw:text-style-name="P2" draw:layer="layout" svg:width="1.963cm" svg:height="0.725cm" svg:x="-2cm" svg:y="11.6cm">
          <draw:text-box>
            <text:p><text:span text:style-name="T1">RAM_P</text:span></text:p>
          </draw:text-box>
        </draw:frame>
        <draw:frame draw:style-name="gr2" draw:text-style-name="P2" draw:layer="layout" svg:width="1.984cm" svg:height="0.725cm" svg:x="-1.984cm" svg:y="13.3cm">
          <draw:text-box>
            <text:p><text:span text:style-name="T1">RAM_D</text:span></text:p>
          </draw:text-box>
        </draw:frame>
        <draw:frame draw:style-name="gr2" draw:text-style-name="P2" draw:layer="layout" svg:width="2.2cm" svg:height="0.725cm" svg:x="21cm" svg:y="1.975cm">
          <draw:text-box>
            <text:p><text:span text:style-name="T1">OP_D_N</text:span></text:p>
          </draw:text-box>
        </draw:frame>
        <draw:frame draw:style-name="gr3" draw:text-style-name="P2" draw:layer="layout" svg:width="2.034cm" svg:height="0.725cm" svg:x="21cm" svg:y="4.2cm">
          <draw:text-box>
            <text:p><text:span text:style-name="T1">IO_D_N</text:span></text:p>
          </draw:text-box>
        </draw:frame>
        <draw:frame draw:style-name="gr2" draw:text-style-name="P2" draw:layer="layout" svg:width="2.106cm" svg:height="0.725cm" svg:x="21.022cm" svg:y="3.075cm">
          <draw:text-box>
            <text:p><text:span text:style-name="T1">byte_set</text:span></text:p>
          </draw:text-box>
        </draw:frame>
        <draw:frame draw:style-name="gr2" draw:text-style-name="P2" draw:layer="layout" svg:width="2.504cm" svg:height="0.725cm" svg:x="20.996cm" svg:y="5.375cm">
          <draw:text-box>
            <text:p><text:span text:style-name="T1">RAM_P_N</text:span></text:p>
          </draw:text-box>
        </draw:frame>
        <draw:frame draw:style-name="gr3" draw:text-style-name="P2" draw:layer="layout" svg:width="2.526cm" svg:height="0.725cm" svg:x="21cm" svg:y="7.5cm">
          <draw:text-box>
            <text:p><text:span text:style-name="T1">RAM_D_N</text:span></text:p>
          </draw:text-box>
        </draw:frame>
        <draw:frame draw:style-name="gr2" draw:text-style-name="P2" draw:layer="layout" svg:width="2.039cm" svg:height="0.725cm" svg:x="21cm" svg:y="6.4cm">
          <draw:text-box>
            <text:p><text:span text:style-name="T1">ram_set</text:span></text:p>
          </draw:text-box>
        </draw:frame>
        <draw:frame draw:style-name="gr2" draw:text-style-name="P2" draw:layer="layout" svg:width="1.772cm" svg:height="0.725cm" svg:x="21.002cm" svg:y="8.6cm">
          <draw:text-box>
            <text:p><text:span text:style-name="T1">ram_w</text:span></text:p>
          </draw:text-box>
        </draw:frame>
        <draw:frame draw:style-name="gr2" draw:text-style-name="P2" draw:layer="layout" svg:width="2.2cm" svg:height="0.725cm" svg:x="21cm" svg:y="9.9cm">
          <draw:text-box>
            <text:p><text:span text:style-name="T1">PC_N_O</text:span></text:p>
          </draw:text-box>
        </draw:frame>
        <draw:rect draw:style-name="gr4" draw:text-style-name="P3" draw:layer="layout" svg:width="3.9cm" svg:height="1.7cm" svg:x="13.1cm" svg:y="14.7cm">
          <text:p text:style-name="P3"><text:span text:style-name="T1">Carry</text:span></text:p>
        </draw:rect>
        <draw:frame draw:style-name="gr2" draw:text-style-name="P4" draw:layer="layout" svg:width="1.399cm" svg:height="0.569cm" svg:x="13.017cm" svg:y="15.331cm">
          <draw:text-box>
            <text:p><text:span text:style-name="T2">Data in</text:span></text:p>
          </draw:text-box>
        </draw:frame>
        <draw:line draw:style-name="gr1" draw:text-style-name="P1" draw:layer="layout" svg:x1="0cm" svg:y1="4.3cm" svg:x2="3.2cm" svg:y2="4.3cm">
          <text:p/>
        </draw:line>
        <draw:frame draw:style-name="gr2" draw:text-style-name="P4" draw:layer="layout" svg:width="1.383cm" svg:height="0.569cm" svg:x="13cm" svg:y="14.731cm">
          <draw:text-box>
            <text:p><text:span text:style-name="T2">Enable</text:span></text:p>
          </draw:text-box>
        </draw:frame>
        <draw:frame draw:style-name="gr2" draw:text-style-name="P4" draw:layer="layout" svg:width="1.573cm" svg:height="0.569cm" svg:x="15.527cm" svg:y="15.331cm">
          <draw:text-box>
            <text:p><text:span text:style-name="T2">Data out</text:span></text:p>
          </draw:text-box>
        </draw:frame>
        <draw:rect draw:style-name="gr4" draw:text-style-name="P5" draw:layer="layout" svg:width="1.8cm" svg:height="0.7cm" svg:x="15.2cm" svg:y="16.4cm">
          <text:p text:style-name="P1"><text:span text:style-name="T2">Reset</text:span></text:p>
        </draw:rect>
        <draw:custom-shape draw:style-name="gr5" draw:text-style-name="P1" draw:layer="layout" svg:width="0.5cm" svg:height="0.4cm" draw:transform="rotate (-1.57079632679579) translate (13.5cm 15.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3" draw:layer="layout" svg:width="3.9cm" svg:height="1.7cm" svg:x="13.1cm" svg:y="11.7cm">
          <text:p text:style-name="P3"><text:span text:style-name="T1">PC</text:span></text:p>
          <text:p text:style-name="P3"><text:span text:style-name="T1">internal</text:span></text:p>
        </draw:rect>
        <draw:frame draw:style-name="gr2" draw:text-style-name="P4" draw:layer="layout" svg:width="1.399cm" svg:height="0.569cm" svg:x="13.017cm" svg:y="12.331cm">
          <draw:text-box>
            <text:p><text:span text:style-name="T2">Data in</text:span></text:p>
          </draw:text-box>
        </draw:frame>
        <draw:frame draw:style-name="gr2" draw:text-style-name="P4" draw:layer="layout" svg:width="1.383cm" svg:height="0.569cm" svg:x="13cm" svg:y="11.731cm">
          <draw:text-box>
            <text:p><text:span text:style-name="T2">Enable</text:span></text:p>
          </draw:text-box>
        </draw:frame>
        <draw:frame draw:style-name="gr2" draw:text-style-name="P4" draw:layer="layout" svg:width="1.573cm" svg:height="0.569cm" svg:x="15.527cm" svg:y="12.331cm">
          <draw:text-box>
            <text:p><text:span text:style-name="T2">Data out</text:span></text:p>
          </draw:text-box>
        </draw:frame>
        <draw:rect draw:style-name="gr4" draw:text-style-name="P5" draw:layer="layout" svg:width="1.8cm" svg:height="0.7cm" svg:x="15.2cm" svg:y="13.4cm">
          <text:p text:style-name="P1"><text:span text:style-name="T2">Reset</text:span></text:p>
        </draw:rect>
        <draw:custom-shape draw:style-name="gr5" draw:text-style-name="P1" draw:layer="layout" svg:width="0.5cm" svg:height="0.4cm" draw:transform="rotate (-1.57079632679579) translate (13.5cm 12.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1" draw:layer="layout" svg:width="8.3cm" svg:height="13.1cm" svg:x="3.2cm" svg:y="1.9cm">
          <text:p text:style-name="P1">Operations<text:line-break/><text:line-break/><text:span text:style-name="T1">The OP signal picks the operation,</text:span></text:p>
          <text:p text:style-name="P1"><text:span text:style-name="T1">the complete list of operations</text:span></text:p>
          <text:p text:style-name="P1"><text:span text:style-name="T1">is seen more clearly from the VHDL</text:span><text:span text:style-name="T1"><text:line-break/></text:span><text:span text:style-name="T1"/></text:p>
          <text:p text:style-name="P1"><text:span text:style-name="T1">When no operations dictate</text:span></text:p>
          <text:p text:style-name="P1"><text:span text:style-name="T1">the opposite the OP_D, IO_D</text:span></text:p>
          <text:p text:style-name="P1"><text:span text:style-name="T1">and RAM_P signals are feed directly</text:span></text:p>
          <text:p text:style-name="P1"><text:span text:style-name="T1">to their respective outputs:</text:span><text:span text:style-name="T1"><text:line-break/></text:span><text:span text:style-name="T1">OP_D_N, IO_D_N and RAM_P_N</text:span></text:p>
          <text:p text:style-name="P1"><text:span text:style-name="T1"/></text:p>
          <text:p text:style-name="P1"><text:span text:style-name="T1">Like-wise the PC (program counter)</text:span></text:p>
          <text:p text:style-name="P1"><text:span text:style-name="T1">Is incrimentet on each clock front,</text:span></text:p>
          <text:p text:style-name="P1"><text:span text:style-name="T1">when the operation does not dictate</text:span></text:p>
          <text:p text:style-name="P1"><text:span text:style-name="T1">the opposite.</text:span></text:p>
          <text:p text:style-name="P1"><text:span text:style-name="T1"/></text:p>
          <text:p text:style-name="P1"><text:span text:style-name="T1"/></text:p>
        </draw:rect>
        <draw:line draw:style-name="gr1" draw:text-style-name="P1" draw:layer="layout" svg:x1="-0.001cm" svg:y1="7.1cm" svg:x2="3.199cm" svg:y2="7.1cm">
          <text:p/>
        </draw:line>
        <draw:line draw:style-name="gr1" draw:text-style-name="P1" draw:layer="layout" svg:x1="-0.002cm" svg:y1="5.85cm" svg:x2="3.198cm" svg:y2="5.85cm">
          <text:p/>
        </draw:line>
        <draw:line draw:style-name="gr1" draw:text-style-name="P1" draw:layer="layout" svg:x1="-0.002cm" svg:y1="8.85cm" svg:x2="3.198cm" svg:y2="8.85cm">
          <text:p/>
        </draw:line>
        <draw:line draw:style-name="gr1" draw:text-style-name="P1" draw:layer="layout" svg:x1="-0.002cm" svg:y1="10.15cm" svg:x2="3.198cm" svg:y2="10.15cm">
          <text:p/>
        </draw:line>
        <draw:line draw:style-name="gr1" draw:text-style-name="P1" draw:layer="layout" svg:x1="-0.002cm" svg:y1="11.95cm" svg:x2="3.198cm" svg:y2="11.95cm">
          <text:p/>
        </draw:line>
        <draw:line draw:style-name="gr1" draw:text-style-name="P1" draw:layer="layout" svg:x1="-0.003cm" svg:y1="13.6cm" svg:x2="3.197cm" svg:y2="13.6cm">
          <text:p/>
        </draw:line>
        <draw:line draw:style-name="gr1" draw:text-style-name="P1" draw:layer="layout" svg:x1="11.5cm" svg:y1="2.3cm" svg:x2="21cm" svg:y2="2.3cm">
          <text:p/>
        </draw:line>
        <draw:line draw:style-name="gr1" draw:text-style-name="P1" draw:layer="layout" svg:x1="11.499cm" svg:y1="3.45cm" svg:x2="20.999cm" svg:y2="3.45cm">
          <text:p/>
        </draw:line>
        <draw:line draw:style-name="gr1" draw:text-style-name="P1" draw:layer="layout" svg:x1="11.499cm" svg:y1="4.55cm" svg:x2="20.999cm" svg:y2="4.55cm">
          <text:p/>
        </draw:line>
        <draw:line draw:style-name="gr1" draw:text-style-name="P1" draw:layer="layout" svg:x1="11.499cm" svg:y1="5.75cm" svg:x2="20.999cm" svg:y2="5.75cm">
          <text:p/>
        </draw:line>
        <draw:line draw:style-name="gr1" draw:text-style-name="P1" draw:layer="layout" svg:x1="11.499cm" svg:y1="6.75cm" svg:x2="20.999cm" svg:y2="6.75cm">
          <text:p/>
        </draw:line>
        <draw:line draw:style-name="gr1" draw:text-style-name="P1" draw:layer="layout" svg:x1="11.499cm" svg:y1="7.85cm" svg:x2="20.999cm" svg:y2="7.85cm">
          <text:p/>
        </draw:line>
        <draw:line draw:style-name="gr1" draw:text-style-name="P1" draw:layer="layout" svg:x1="11.499cm" svg:y1="8.95cm" svg:x2="20.999cm" svg:y2="8.95cm">
          <text:p/>
        </draw:line>
        <draw:line draw:style-name="gr1" draw:text-style-name="P1" draw:layer="layout" svg:x1="11.5cm" svg:y1="10.2cm" svg:x2="21cm" svg:y2="10.2cm">
          <text:p/>
        </draw:line>
        <draw:line draw:style-name="gr1" draw:text-style-name="P1" draw:layer="layout" svg:x1="12.2cm" svg:y1="12.6cm" svg:x2="13.1cm" svg:y2="12.6cm">
          <text:p/>
        </draw:line>
        <draw:line draw:style-name="gr6" draw:text-style-name="P1" draw:layer="layout" svg:x1="12.2cm" svg:y1="10.2cm" svg:x2="12.2cm" svg:y2="12.6cm">
          <text:p/>
        </draw:line>
        <draw:line draw:style-name="gr1" draw:text-style-name="P1" draw:layer="layout" svg:x1="11.5cm" svg:y1="12cm" svg:x2="13.1cm" svg:y2="12cm">
          <text:p/>
        </draw:line>
        <draw:line draw:style-name="gr1" draw:text-style-name="P1" draw:layer="layout" svg:x1="12.401cm" svg:y1="14.9cm" svg:x2="13.1cm" svg:y2="14.9cm">
          <text:p/>
        </draw:line>
        <draw:line draw:style-name="gr1" draw:text-style-name="P1" draw:layer="layout" svg:x1="12.2cm" svg:y1="15.6cm" svg:x2="13.1cm" svg:y2="15.6cm">
          <text:p/>
        </draw:line>
        <draw:line draw:style-name="gr6" draw:text-style-name="P1" draw:layer="layout" svg:x1="11.5cm" svg:y1="14.9cm" svg:x2="12.2cm" svg:y2="14.9cm">
          <text:p/>
        </draw:line>
        <draw:line draw:style-name="gr6" draw:text-style-name="P1" draw:layer="layout" svg:x1="12.2cm" svg:y1="15.6cm" svg:x2="12.2cm" svg:y2="14.9cm">
          <text:p/>
        </draw:line>
        <draw:line draw:style-name="gr6" draw:text-style-name="P1" draw:layer="layout" svg:x1="12.4cm" svg:y1="14.9cm" svg:x2="12.4cm" svg:y2="14.4cm">
          <text:p/>
        </draw:line>
        <draw:line draw:style-name="gr6" draw:text-style-name="P1" draw:layer="layout" svg:x1="12.4cm" svg:y1="14.4cm" svg:x2="11.5cm" svg:y2="14.4cm">
          <text:p/>
        </draw:line>
        <draw:line draw:style-name="gr6" draw:text-style-name="P1" draw:layer="layout" svg:x1="17cm" svg:y1="15.6cm" svg:x2="17.4cm" svg:y2="15.6cm">
          <text:p/>
        </draw:line>
        <draw:line draw:style-name="gr6" draw:text-style-name="P1" draw:layer="layout" svg:x1="17.4cm" svg:y1="15.6cm" svg:x2="17.4cm" svg:y2="17.7cm">
          <text:p/>
        </draw:line>
        <draw:line draw:style-name="gr6" draw:text-style-name="P1" draw:layer="layout" svg:x1="17.4cm" svg:y1="17.7cm" svg:x2="2.6cm" svg:y2="17.7cm">
          <text:p/>
        </draw:line>
        <draw:line draw:style-name="gr6" draw:text-style-name="P1" draw:layer="layout" svg:x1="2.6cm" svg:y1="14.7cm" svg:x2="2.6cm" svg:y2="17.7cm">
          <text:p/>
        </draw:line>
        <draw:line draw:style-name="gr1" draw:text-style-name="P1" draw:layer="layout" svg:x1="2.6cm" svg:y1="14.7cm" svg:x2="3.2cm" svg:y2="14.7cm">
          <text:p/>
        </draw:line>
        <draw:line draw:style-name="gr1" draw:text-style-name="P1" draw:layer="layout" svg:x1="2.3cm" svg:y1="14.1cm" svg:x2="3.2cm" svg:y2="14.1cm">
          <text:p/>
        </draw:line>
        <draw:line draw:style-name="gr6" draw:text-style-name="P1" draw:layer="layout" svg:x1="2.3cm" svg:y1="14.1cm" svg:x2="2.3cm" svg:y2="18.1cm">
          <text:p/>
        </draw:line>
        <draw:line draw:style-name="gr6" draw:text-style-name="P1" draw:layer="layout" svg:x1="2.3cm" svg:y1="18.1cm" svg:x2="17.8cm" svg:y2="18.1cm">
          <text:p/>
        </draw:line>
        <draw:line draw:style-name="gr6" draw:text-style-name="P1" draw:layer="layout" svg:x1="17.8cm" svg:y1="12.6cm" svg:x2="17.8cm" svg:y2="18.1cm">
          <text:p/>
        </draw:line>
        <draw:line draw:style-name="gr6" draw:text-style-name="P1" draw:layer="layout" svg:x1="17cm" svg:y1="12.6cm" svg:x2="17.8cm" svg:y2="12.6cm">
          <text:p/>
        </draw:line>
        <draw:frame draw:style-name="gr2" draw:text-style-name="P2" draw:layer="layout" svg:width="1.116cm" svg:height="0.725cm" svg:x="-1.1cm" svg:y="0.575cm">
          <draw:text-box>
            <text:p><text:span text:style-name="T1">OP</text:span></text:p>
          </draw:text-box>
        </draw:frame>
        <draw:line draw:style-name="gr6" draw:text-style-name="P1" draw:layer="layout" svg:x1="0cm" svg:y1="1cm" svg:x2="7.8cm" svg:y2="1cm">
          <text:p/>
        </draw:line>
        <draw:line draw:style-name="gr1" draw:text-style-name="P1" draw:layer="layout" svg:x1="7.8cm" svg:y1="1cm" svg:x2="7.8cm" svg:y2="1.9cm">
          <text:p/>
        </draw:line>
        <draw:frame draw:style-name="gr2" draw:text-style-name="P6" draw:layer="layout" svg:width="3cm" svg:height="1.029cm" svg:x="-4.2cm" svg:y="0.171cm">
          <draw:text-box>
            <text:p><text:span text:style-name="T3">Operation code.</text:span></text:p>
            <text:p><text:span text:style-name="T3">From the ROM</text:span></text:p>
          </draw:text-box>
        </draw:frame>
        <draw:frame draw:style-name="gr7" draw:text-style-name="P6" draw:layer="layout" svg:width="4.498cm" svg:height="1.418cm" svg:x="-5.4cm" svg:y="1.882cm">
          <draw:text-box>
            <text:p><text:span text:style-name="T3">Content of the destiantion</text:span></text:p>
            <text:p><text:span text:style-name="T3">Register.</text:span></text:p>
            <text:p><text:span text:style-name="T3">From the reg enitiy</text:span></text:p>
          </draw:text-box>
        </draw:frame>
        <draw:frame draw:style-name="gr7" draw:text-style-name="P6" draw:layer="layout" svg:width="3.863cm" svg:height="1.418cm" svg:x="-5.298cm" svg:y="3.382cm">
          <draw:text-box>
            <text:p><text:span text:style-name="T3">Content of the source</text:span></text:p>
            <text:p><text:span text:style-name="T3">Register.</text:span></text:p>
            <text:p><text:span text:style-name="T3">From the reg enitiy</text:span></text:p>
          </draw:text-box>
        </draw:frame>
        <draw:frame draw:style-name="gr2" draw:text-style-name="P6" draw:layer="layout" svg:width="4.278cm" svg:height="1.807cm" svg:x="-5.9cm" svg:y="5.5cm">
          <draw:text-box>
            <text:p><text:span text:style-name="T3">Operand address-codes</text:span></text:p>
            <text:p><text:span text:style-name="T3">for the destination and</text:span></text:p>
            <text:p><text:span text:style-name="T3">source registers.</text:span></text:p>
            <text:p><text:span text:style-name="T3">From the ROM block</text:span></text:p>
          </draw:text-box>
        </draw:frame>
        <draw:frame draw:style-name="gr7" draw:text-style-name="P6" draw:layer="layout" svg:width="4.968cm" svg:height="1.418cm" svg:x="-5.6cm" svg:y="7.882cm">
          <draw:text-box>
            <text:p><text:span text:style-name="T3">Content of the IO destiantion</text:span></text:p>
            <text:p><text:span text:style-name="T3">Register.</text:span></text:p>
            <text:p><text:span text:style-name="T3">From the reg enitiy</text:span></text:p>
          </draw:text-box>
        </draw:frame>
        <draw:frame draw:style-name="gr7" draw:text-style-name="P6" draw:layer="layout" svg:width="4.333cm" svg:height="1.418cm" svg:x="-5.533cm" svg:y="9.382cm">
          <draw:text-box>
            <text:p><text:span text:style-name="T3">Content of the IO source</text:span></text:p>
            <text:p><text:span text:style-name="T3">Register.</text:span></text:p>
            <text:p><text:span text:style-name="T3">From the reg enitiy</text:span></text:p>
          </draw:text-box>
        </draw:frame>
        <draw:frame draw:style-name="gr7" draw:text-style-name="P6" draw:layer="layout" svg:width="3.978cm" svg:height="1.418cm" svg:x="-5.633cm" svg:y="11.182cm">
          <draw:text-box>
            <text:p><text:span text:style-name="T3">Content of the internal</text:span></text:p>
            <text:p><text:span text:style-name="T3">RAM address register.</text:span></text:p>
            <text:p><text:span text:style-name="T3">From the reg enitiy</text:span></text:p>
          </draw:text-box>
        </draw:frame>
        <draw:frame draw:style-name="gr7" draw:text-style-name="P6" draw:layer="layout" svg:width="3.694cm" svg:height="1.389cm" svg:x="-5.533cm" svg:y="12.982cm">
          <draw:text-box>
            <text:p><text:span text:style-name="T3">RAM data output</text:span></text:p>
            <text:p><text:span text:style-name="T3">From the RAM enitiy</text:span></text:p>
          </draw:text-box>
        </draw:frame>
        <draw:frame draw:style-name="gr8" draw:text-style-name="P6" draw:layer="layout" svg:width="3.546cm" svg:height="1.029cm" svg:x="23.054cm" svg:y="4.1cm">
          <draw:text-box>
            <text:p><text:span text:style-name="T3">The OI_D register's</text:span></text:p>
            <text:p><text:span text:style-name="T3">next value</text:span></text:p>
          </draw:text-box>
        </draw:frame>
        <draw:frame draw:style-name="gr2" draw:text-style-name="P6" draw:layer="layout" svg:width="5.421cm" svg:height="0.64cm" svg:x="23.1cm" svg:y="3.16cm">
          <draw:text-box>
            <text:p><text:span text:style-name="T3">Indicates that r(0) should be set</text:span></text:p>
          </draw:text-box>
        </draw:frame>
        <draw:frame draw:style-name="gr2" draw:text-style-name="P6" draw:layer="layout" svg:width="3.681cm" svg:height="1.029cm" svg:x="23.101cm" svg:y="1.772cm">
          <draw:text-box>
            <text:p><text:span text:style-name="T3">The OP_D register's</text:span></text:p>
            <text:p><text:span text:style-name="T3">next value</text:span></text:p>
          </draw:text-box>
        </draw:frame>
        <draw:frame draw:style-name="gr8" draw:text-style-name="P6" draw:layer="layout" svg:width="4.219cm" svg:height="1.029cm" svg:x="23.154cm" svg:y="5.3cm">
          <draw:text-box>
            <text:p><text:span text:style-name="T3">Next value for the RAM</text:span></text:p>
            <text:p><text:span text:style-name="T3">address (both registers)</text:span></text:p>
          </draw:text-box>
        </draw:frame>
        <draw:frame draw:style-name="gr8" draw:text-style-name="P6" draw:layer="layout" svg:width="4.134cm" svg:height="1.029cm" svg:x="23.081cm" svg:y="6.271cm">
          <draw:text-box>
            <text:p><text:span text:style-name="T3">Indicates that RAM</text:span></text:p>
            <text:p><text:span text:style-name="T3">address should change</text:span></text:p>
          </draw:text-box>
        </draw:frame>
        <draw:frame draw:style-name="gr8" draw:text-style-name="P6" draw:layer="layout" svg:width="2.915cm" svg:height="1cm" svg:x="23.285cm" svg:y="7.6cm">
          <draw:text-box>
            <text:p><text:span text:style-name="T3">RAM data input</text:span></text:p>
          </draw:text-box>
        </draw:frame>
        <draw:frame draw:style-name="gr8" draw:text-style-name="P6" draw:layer="layout" svg:width="4.244cm" svg:height="1.029cm" svg:x="22.756cm" svg:y="8.571cm">
          <draw:text-box>
            <text:p><text:span text:style-name="T3">Indicates that RAM data</text:span></text:p>
            <text:p><text:span text:style-name="T3">should be written</text:span></text:p>
          </draw:text-box>
        </draw:frame>
        <draw:frame draw:style-name="gr8" draw:text-style-name="P6" draw:layer="layout" svg:width="4.549cm" svg:height="1.029cm" svg:x="22.756cm" svg:y="9.771cm">
          <draw:text-box>
            <text:p><text:span text:style-name="T3">Next value of the program</text:span></text:p>
            <text:p><text:span text:style-name="T3">Counter, sent to the R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1T15:42:06.93</meta:creation-date>
    <dc:date>2013-05-22T01:34:48.23</dc:date>
    <meta:editing-duration>PT4H51M42S</meta:editing-duration>
    <meta:editing-cycles>4</meta:editing-cycles>
    <meta:generator>OpenOffice.org/3.4.1$Win32 OpenOffice.org_project/341m1$Build-9593</meta:generator>
    <meta:document-statistic meta:object-count="83"/>
  </office:meta>
</office:document-meta>
</file>